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.2083in" fo:margin-right="0.2083in" fo:margin-top="0in" fo:margin-bottom="0in" style:contextual-spacing="false" fo:line-height="140%" fo:text-align="start" style:justify-single-word="false" fo:orphans="2" fo:widows="2" fo:text-indent="0in" style:auto-text-indent="false"/>
      <style:text-properties fo:font-variant="normal" fo:text-transform="none" fo:color="#00262b" loext:opacity="100%" style:font-name="Inter" fo:font-size="13.5pt" fo:letter-spacing="normal" fo:font-style="normal" fo:font-weight="bold" style:font-weight-asian="bold" style:font-weight-complex="bold" loext:padding="0in" loext:border="none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222222" loext:opacity="100%" style:font-name="Inter" fo:font-size="13.5pt" fo:letter-spacing="normal" fo:font-style="normal" fo:font-weight="normal" loext:padding="0in" loext:border="none"/>
    </style:style>
    <style:style style:name="P3" style:family="paragraph" style:parent-style-name="Text_20_body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.2083in" fo:margin-right="0.2083in" fo:margin-top="0in" fo:margin-bottom="0in" style:contextual-spacing="false" fo:line-height="140%" fo:text-align="start" style:justify-single-word="false" fo:orphans="2" fo:widows="2" fo:text-indent="0in" style:auto-text-indent="false"/>
      <style:text-properties fo:font-variant="normal" fo:text-transform="none" fo:color="#222222" loext:opacity="100%" style:font-name="Inter" fo:font-size="13.5pt" fo:letter-spacing="normal" fo:font-style="normal" fo:font-weight="normal" loext:padding="0in" loext:border="none"/>
    </style:style>
    <style:style style:name="P5" style:family="paragraph" style:parent-style-name="Text_20_body" style:list-style-name="L1">
      <style:paragraph-properties fo:margin-left="0.2083in" fo:margin-right="0.2083in" fo:margin-top="0in" fo:margin-bottom="0in" style:contextual-spacing="false" fo:line-height="140%" fo:text-align="start" style:justify-single-word="false" fo:orphans="2" fo:widows="2" fo:text-indent="0in" style:auto-text-indent="false" fo:padding="0in" fo:border="none"/>
      <style:text-properties fo:font-variant="normal" fo:text-transform="none" fo:color="#222222" loext:opacity="100%" style:font-name="Inter" fo:font-size="13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.2083in" fo:margin-right="0.2083in" fo:margin-top="0in" fo:margin-bottom="0in" style:contextual-spacing="false" fo:line-height="140%" fo:text-align="start" style:justify-single-word="false" fo:orphans="2" fo:widows="2" fo:text-indent="0in" style:auto-text-indent="fals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OLE">
      <style:graphic-properties fo:margin-left="0in" fo:margin-right="0in" fo:margin-top="0in" fo:margin-bottom="0in" style:vertical-pos="top" style:vertical-rel="baseline" fo:padding="0in" fo:border="none" draw:frame-display-border="true" draw:ole-draw-aspect="1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style:style style:name="Sect3" style:family="section">
      <style:section-properties fo:background-color="transparent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h text:style-name="P1" text:outline-level="3">Module 1 Summary: Python Basics</text:h>
      <text:p text:style-name="P4">Congratulations! You have completed this module. At this point, you know that: </text:p>
      <text:section text:style-name="Sect1" text:name="content">
        <text:list text:style-name="L1">
          <text:list-item>
            <text:p text:style-name="P5">Python can distinguish among data types such as integers, floats, strings, and Booleans.</text:p>
          </text:list-item>
          <text:list-item>
            <text:p text:style-name="P5">Integers are whole numbers that can be positive or negative.</text:p>
          </text:list-item>
          <text:list-item>
            <text:p text:style-name="P5">Floats include integers as well as decimal numbers between the integers.</text:p>
          </text:list-item>
          <text:list-item>
            <text:p text:style-name="P5">You can convert integers to floats using typecasting, but you cannot convert a float to an integer.</text:p>
          </text:list-item>
          <text:list-item>
            <text:p text:style-name="P5">You can convert integers and floats to strings.</text:p>
          </text:list-item>
          <text:list-item>
            <text:p text:style-name="P5">You can convert an integer or float value to True (1) or False (0).</text:p>
          </text:list-item>
          <text:list-item>
            <text:p text:style-name="P5">Expressions in Python are a combination of values and operations used to produce a single result.</text:p>
          </text:list-item>
          <text:list-item>
            <text:p text:style-name="P5">Expressions perform mathematical operations such as addition, subtraction, multiplication, and so on.</text:p>
          </text:list-item>
          <text:list-item>
            <text:p text:style-name="P5">We use"//" to round off integer divisions, resulting in float values.</text:p>
          </text:list-item>
          <text:list-item>
            <text:p text:style-name="P5">Python follows the order of operations (BODMASS) to perform operations with multiple expressions.</text:p>
          </text:list-item>
          <text:list-item>
            <text:p text:style-name="P5">Variables store and manipulate data, allowing you to access and modify values throughout your code.</text:p>
          </text:list-item>
          <text:list-item>
            <text:p text:style-name="P5">The assignment operator "=" assigns a value to a variable.</text:p>
          </text:list-item>
          <text:list-item>
            <text:p text:style-name="P5">":" denotes the value of the variable within the code.</text:p>
          </text:list-item>
          <text:list-item>
            <text:p text:style-name="P5">Assigning another value to the same variable overrides the previous value of that variable.</text:p>
          </text:list-item>
          <text:list-item>
            <text:p text:style-name="P5">You can perform mathematical operations on variables using the same or different variables.</text:p>
          </text:list-item>
          <text:list-item>
            <text:p text:style-name="P5"><text:soft-page-break/>While performing operations with various variables, modifying a value in one variable will lead to changes in the other variables.</text:p>
          </text:list-item>
          <text:list-item>
            <text:p text:style-name="P5">Python string operations involve manipulating text data using tasks such as indexing, concatenation, slicing, and formatting.</text:p>
          </text:list-item>
          <text:list-item>
            <text:p text:style-name="P5">A string is usually written within double quotes or single quotes, including letters, white space, digits, or special characters.</text:p>
          </text:list-item>
          <text:list-item>
            <text:p text:style-name="P5">A string attaches to another variable and is an ordered sequence of characters.</text:p>
          </text:list-item>
          <text:list-item>
            <text:p text:style-name="P5">Characters in a string identify their index numbers, which can be positive or negative.</text:p>
          </text:list-item>
          <text:list-item>
            <text:p text:style-name="P5">We use strings as a sequence to perform sequence operations. </text:p>
          </text:list-item>
          <text:list-item>
            <text:p text:style-name="P5">You can input a stride value to perform slicing while operating on a string.</text:p>
          </text:list-item>
          <text:list-item>
            <text:p text:style-name="P5">Operations like finding the length of the string, combining, concatenating, and replicating, result in a new string.</text:p>
          </text:list-item>
          <text:list-item>
            <text:p text:style-name="P5">You cannot modify an existing string; they are immutable. </text:p>
          </text:list-item>
          <text:list-item>
            <text:p text:style-name="P5">You can perform escape sequences using " " to change the layout of the string.</text:p>
          </text:list-item>
          <text:list-item>
            <text:p text:style-name="P5">In Python, you perform tasks such as searching, modifying, and formatting text data with its pre-built String Methods functions.</text:p>
          </text:list-item>
          <text:list-item>
            <text:p text:style-name="P5">You apply a method to a string to change its value, resulting in another string. </text:p>
          </text:list-item>
          <text:list-item>
            <text:p text:style-name="P5">You can perform actions such as changing the case of characters in a string, replacing items in a string, finding items in a string, and so on using pre-builtString methods.</text:p>
          </text:list-item>
        </text:list>
        <text:section text:style-name="Sect2" text:name="urban-overlay">
          <text:p text:style-name="P6"/>
        </text:section>
        <text:section text:style-name="Sect2" text:name="Section1">
          <text:p text:style-name="P6"><text:bookmark text:name="urban-overlay"/></text:p>
        </text:section>
      </text:section>
      <text:p text:style-name="Standard"><draw:frame draw:style-name="fr1" draw:name="reader-feedback" text:anchor-type="char" svg:width="0.0161in" draw:z-index="0"><draw:text-box fo:min-height="0.0161in"><text:p text:style-name="P3"/></draw:text-box></draw:frame><draw:frame draw:style-name="fr2" draw:name="Object1" text:anchor-type="as-char" svg:width="0.0161in" svg:height="0.0161in" draw:z-index="1"><draw:floating-frame/></draw:frame></text:p>
      <text:section text:style-name="Sect3" text:name="hs-web-interactives-top-anchor">
        <text:p text:style-name="P2"><text:line-break/></text:p>
      </text:section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6:11:33.006307271</meta:creation-date>
    <dc:date>2024-12-06T16:13:21.761702408</dc:date>
    <meta:editing-duration>PT1M49S</meta:editing-duration>
    <meta:editing-cycles>1</meta:editing-cycles>
    <meta:document-statistic meta:table-count="0" meta:image-count="0" meta:object-count="1" meta:page-count="3" meta:paragraph-count="32" meta:word-count="443" meta:character-count="2650" meta:non-whitespace-character-count="2260"/>
    <meta:generator>LibreOffice/24.2.6.2$Linux_X86_64 LibreOffice_project/420$Build-2</meta:generator>
  </office:meta>
</office:document-meta>
</file>